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55.81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82.06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76.65pt"/>
    </style:style>
    <style:style style:name="co8" style:family="table-column">
      <style:table-column-properties fo:break-before="auto" style:column-width="92.8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AndAre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number-columns-repeated="13" table:default-cell-style-name="Default"/>
        <table:table-row table:style-name="ro1">
          <table:table-cell/>
          <table:table-cell office:value-type="string" calcext:value-type="string">
            <text:p>#Angl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erage_Time</text:p>
          </table:table-cell>
          <table:table-cell office:value-type="string" calcext:value-type="string">
            <text:p>Errors</text:p>
          </table:table-cell>
          <table:table-cell office:value-type="string" calcext:value-type="string">
            <text:p>Capped_Errors</text:p>
          </table:table-cell>
          <table:table-cell office:value-type="string" calcext:value-type="string">
            <text:p>Failure_rate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598543619" calcext:value-type="float">
            <text:p>0.1598543619</text:p>
          </table:table-cell>
          <table:table-cell table:number-columns-repeated="2" office:value-type="float" office:value="0.211538461538" calcext:value-type="float">
            <text:p>0.211538461538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53321207011" calcext:value-type="float">
            <text:p>0.153321207011</text:p>
          </table:table-cell>
          <table:table-cell table:number-columns-repeated="2" office:value-type="float" office:value="0.0961538461538" calcext:value-type="float">
            <text:p>0.09615384615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41412771783" calcext:value-type="float">
            <text:p>0.141412771783</text:p>
          </table:table-cell>
          <table:table-cell table:number-columns-repeated="2" office:value-type="float" office:value="0.115384615385" calcext:value-type="float">
            <text:p>0.1153846153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46865861736" calcext:value-type="float">
            <text:p>0.146865861736</text:p>
          </table:table-cell>
          <table:table-cell table:number-columns-repeated="2" office:value-type="float" office:value="0.134615384615" calcext:value-type="float">
            <text:p>0.1346153846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QRT([.K4])" office:value-type="float" office:value="6.48074069840786" calcext:value-type="float">
            <text:p>6.48074069840786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152702402414" calcext:value-type="float">
            <text:p>0.152702402414</text:p>
          </table:table-cell>
          <table:table-cell table:number-columns-repeated="2" office:value-type="float" office:value="0.192307692308" calcext:value-type="float">
            <text:p>0.192307692308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150918347902" calcext:value-type="float">
            <text:p>0.150918347902</text:p>
          </table:table-cell>
          <table:table-cell table:number-columns-repeated="2" office:value-type="float" office:value="0.173076923077" calcext:value-type="float">
            <text:p>0.173076923077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6271906789" calcext:value-type="float">
            <text:p>0.16271906789</text:p>
          </table:table-cell>
          <table:table-cell table:number-columns-repeated="2" office:value-type="float" office:value="0.173076923077" calcext:value-type="float">
            <text:p>0.173076923077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5004326875" calcext:value-type="float">
            <text:p>0.1500432687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48723202398" calcext:value-type="float">
            <text:p>0.148723202398</text:p>
          </table:table-cell>
          <table:table-cell table:number-columns-repeated="2" office:value-type="float" office:value="0.230769230769" calcext:value-type="float">
            <text:p>0.23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7" calcext:value-type="float">
            <text:p>0.27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66999077816" calcext:value-type="float">
            <text:p>0.166999077816</text:p>
          </table:table-cell>
          <table:table-cell table:number-columns-repeated="2" office:value-type="float" office:value="0.269230769231" calcext:value-type="float">
            <text:p>0.269230769231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6914117129" calcext:value-type="float">
            <text:p>0.16914117129</text:p>
          </table:table-cell>
          <table:table-cell table:number-columns-repeated="2" office:value-type="float" office:value="0.288461538462" calcext:value-type="float">
            <text:p>0.288461538462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E2:.E43])" office:value-type="float" office:value="0.167411125014476" calcext:value-type="float">
            <text:p>0.167411125014476</text:p>
          </table:table-cell>
          <table:table-cell/>
          <table:table-cell table:formula="of:=[.J12]-[.K3]*[.J13]/[.K5]" office:value-type="float" office:value="0.162327236661576" calcext:value-type="float">
            <text:p>0.162327236661576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168204099933" calcext:value-type="float">
            <text:p>0.168204099933</text:p>
          </table:table-cell>
          <table:table-cell table:number-columns-repeated="2" office:value-type="float" office:value="0.365384615385" calcext:value-type="float">
            <text:p>0.365384615385</text:p>
          </table:table-cell>
          <table:table-cell office:value-type="float" office:value="0" calcext:value-type="float">
            <text:p>0</text:p>
          </table:table-cell>
          <table:table-cell/>
          <table:table-cell table:formula="of:=STDEV([.E2:.E43])" office:value-type="float" office:value="0.0168098786504105" calcext:value-type="float">
            <text:p>0.016809878650411</text:p>
          </table:table-cell>
          <table:table-cell/>
          <table:table-cell table:formula="of:=[.J12]+[.K3]*[.J13]/[.K5]" office:value-type="float" office:value="0.172495013367377" calcext:value-type="float">
            <text:p>0.172495013367377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163181209748" calcext:value-type="float">
            <text:p>0.163181209748</text:p>
          </table:table-cell>
          <table:table-cell table:number-columns-repeated="2" office:value-type="float" office:value="0.326923076923" calcext:value-type="float">
            <text:p>0.326923076923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89618770138" calcext:value-type="float">
            <text:p>0.189618770138</text:p>
          </table:table-cell>
          <table:table-cell table:number-columns-repeated="2" office:value-type="float" office:value="0.269230769231" calcext:value-type="float">
            <text:p>0.269230769231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66653898592" calcext:value-type="float">
            <text:p>0.166653898592</text:p>
          </table:table-cell>
          <table:table-cell table:number-columns-repeated="2" office:value-type="float" office:value="0.211538461538" calcext:value-type="float">
            <text:p>0.21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4" calcext:value-type="float">
            <text:p>0.54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45717898809" calcext:value-type="float">
            <text:p>0.145717898809</text:p>
          </table:table-cell>
          <table:table-cell table:number-columns-repeated="2" office:value-type="float" office:value="0.134615384615" calcext:value-type="float">
            <text:p>0.134615384615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62790177508" calcext:value-type="float">
            <text:p>0.162790177508</text:p>
          </table:table-cell>
          <table:table-cell table:number-columns-repeated="2" office:value-type="float" office:value="0.423076923077" calcext:value-type="float">
            <text:p>0.423076923077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E44:.E85])" office:value-type="float" office:value="0.250214909883595" calcext:value-type="float">
            <text:p>0.250214909883595</text:p>
          </table:table-cell>
          <table:table-cell/>
          <table:table-cell table:formula="of:=[.J18]-[.K3]*[.J19]/[.K5]" office:value-type="float" office:value="0.223231604816851" calcext:value-type="float">
            <text:p>0.223231604816851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93549916979" calcext:value-type="float">
            <text:p>0.193549916979</text:p>
          </table:table-cell>
          <table:table-cell table:number-columns-repeated="2" office:value-type="float" office:value="0.403846153846" calcext:value-type="float">
            <text:p>0.403846153846</text:p>
          </table:table-cell>
          <table:table-cell office:value-type="float" office:value="0" calcext:value-type="float">
            <text:p>0</text:p>
          </table:table-cell>
          <table:table-cell/>
          <table:table-cell table:formula="of:=STDEV([.E44:.E85])" office:value-type="float" office:value="0.0892203078181649" calcext:value-type="float">
            <text:p>0.089220307818165</text:p>
          </table:table-cell>
          <table:table-cell/>
          <table:table-cell table:formula="of:=[.J18]+[.K3]*[.J19]/[.K5]" office:value-type="float" office:value="0.277198214950339" calcext:value-type="float">
            <text:p>0.277198214950339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19202160696" calcext:value-type="float">
            <text:p>0.19202160696</text:p>
          </table:table-cell>
          <table:table-cell table:number-columns-repeated="2" office:value-type="float" office:value="0.807692307692" calcext:value-type="float">
            <text:p>0.807692307692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201915202489" calcext:value-type="float">
            <text:p>0.201915202489</text:p>
          </table:table-cell>
          <table:table-cell table:number-columns-repeated="2" office:value-type="float" office:value="0.692307692308" calcext:value-type="float">
            <text:p>0.692307692308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82359389832" calcext:value-type="float">
            <text:p>0.182359389832</text:p>
          </table:table-cell>
          <table:table-cell table:number-columns-repeated="2" office:value-type="float" office:value="0.403846153846" calcext:value-type="float">
            <text:p>0.4038461538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1" calcext:value-type="float">
            <text:p>0.81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56090095612" calcext:value-type="float">
            <text:p>0.156090095612</text:p>
          </table:table-cell>
          <table:table-cell table:number-columns-repeated="2" office:value-type="float" office:value="0.153846153846" calcext:value-type="float">
            <text:p>0.153846153846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59367948131" calcext:value-type="float">
            <text:p>0.159367948131</text:p>
          </table:table-cell>
          <table:table-cell table:number-columns-repeated="2" office:value-type="float" office:value="0.269230769231" calcext:value-type="float">
            <text:p>0.269230769231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E86:.E127])" office:value-type="float" office:value="0.365753681177619" calcext:value-type="float">
            <text:p>0.365753681177619</text:p>
          </table:table-cell>
          <table:table-cell/>
          <table:table-cell table:formula="of:=[.J24]-[.K3]*[.J25]/[.K5]" office:value-type="float" office:value="0.321126738826483" calcext:value-type="float">
            <text:p>0.321126738826483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7972450292" calcext:value-type="float">
            <text:p>0.17972450292</text:p>
          </table:table-cell>
          <table:table-cell table:number-columns-repeated="2" office:value-type="float" office:value="0.192307692308" calcext:value-type="float">
            <text:p>0.192307692308</text:p>
          </table:table-cell>
          <table:table-cell office:value-type="float" office:value="0" calcext:value-type="float">
            <text:p>0</text:p>
          </table:table-cell>
          <table:table-cell/>
          <table:table-cell table:formula="of:=STDEV([.E86:.E127])" office:value-type="float" office:value="0.147559000785974" calcext:value-type="float">
            <text:p>0.147559000785974</text:p>
          </table:table-cell>
          <table:table-cell/>
          <table:table-cell table:formula="of:=[.J24]+[.K3]*[.J25]/[.K5]" office:value-type="float" office:value="0.410380623528755" calcext:value-type="float">
            <text:p>0.410380623528755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80575102153" calcext:value-type="float">
            <text:p>0.180575102153</text:p>
          </table:table-cell>
          <table:table-cell table:number-columns-repeated="2" office:value-type="float" office:value="0.288461538462" calcext:value-type="float">
            <text:p>0.288461538462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206405473338" calcext:value-type="float">
            <text:p>0.206405473338</text:p>
          </table:table-cell>
          <table:table-cell table:number-columns-repeated="2" office:value-type="float" office:value="0.403846153846" calcext:value-type="float">
            <text:p>0.403846153846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15812888012" calcext:value-type="float">
            <text:p>0.15812888012</text:p>
          </table:table-cell>
          <table:table-cell table:number-columns-repeated="2" office:value-type="float" office:value="0.346153846154" calcext:value-type="float">
            <text:p>0.34615384615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66102220976" calcext:value-type="float">
            <text:p>0.166102220976</text:p>
          </table:table-cell>
          <table:table-cell table:number-columns-repeated="2" office:value-type="float" office:value="0.269230769231" calcext:value-type="float">
            <text:p>0.269230769231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60417553035" calcext:value-type="float">
            <text:p>0.16041755303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66177276795" calcext:value-type="float">
            <text:p>0.166177276795</text:p>
          </table:table-cell>
          <table:table-cell table:number-columns-repeated="2" office:value-type="float" office:value="0.442307692308" calcext:value-type="float">
            <text:p>0.442307692308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97248523866" calcext:value-type="float">
            <text:p>0.197248523866</text:p>
          </table:table-cell>
          <table:table-cell table:number-columns-repeated="2" office:value-type="float" office:value="0.596153846154" calcext:value-type="float">
            <text:p>0.59615384615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82297210728" calcext:value-type="float">
            <text:p>0.182297210728</text:p>
          </table:table-cell>
          <table:table-cell table:number-columns-repeated="2" office:value-type="float" office:value="0.596153846154" calcext:value-type="float">
            <text:p>0.59615384615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157426762558" calcext:value-type="float">
            <text:p>0.157426762558</text:p>
          </table:table-cell>
          <table:table-cell table:number-columns-repeated="2" office:value-type="float" office:value="0.192307692308" calcext:value-type="float">
            <text:p>0.192307692308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151231212226" calcext:value-type="float">
            <text:p>0.151231212226</text:p>
          </table:table-cell>
          <table:table-cell table:number-columns-repeated="2" office:value-type="float" office:value="0.230769230769" calcext:value-type="float">
            <text:p>0.230769230769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69999357927" calcext:value-type="float">
            <text:p>0.169999357927</text:p>
          </table:table-cell>
          <table:table-cell table:number-columns-repeated="2" office:value-type="float" office:value="0.307692307692" calcext:value-type="float">
            <text:p>0.307692307692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73674192052" calcext:value-type="float">
            <text:p>0.173674192052</text:p>
          </table:table-cell>
          <table:table-cell table:number-columns-repeated="2" office:value-type="float" office:value="0.480769230769" calcext:value-type="float">
            <text:p>0.480769230769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94633794524" calcext:value-type="float">
            <text:p>0.194633794524</text:p>
          </table:table-cell>
          <table:table-cell table:number-columns-repeated="2" office:value-type="float" office:value="0.442307692308" calcext:value-type="float">
            <text:p>0.442307692308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74347619541" calcext:value-type="float">
            <text:p>0.174347619541</text:p>
          </table:table-cell>
          <table:table-cell table:number-columns-repeated="2" office:value-type="float" office:value="0.365384615385" calcext:value-type="float">
            <text:p>0.365384615385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69819763659" calcext:value-type="float">
            <text:p>0.16981976365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165647707024" calcext:value-type="float">
            <text:p>0.165647707024</text:p>
          </table:table-cell>
          <table:table-cell table:number-columns-repeated="2" office:value-type="float" office:value="0.211538461538" calcext:value-type="float">
            <text:p>0.211538461538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147538069077" calcext:value-type="float">
            <text:p>0.147538069077</text:p>
          </table:table-cell>
          <table:table-cell table:number-columns-repeated="2" office:value-type="float" office:value="0.115384615385" calcext:value-type="float">
            <text:p>0.115384615385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45701072468" calcext:value-type="float">
            <text:p>0.145701072468</text:p>
          </table:table-cell>
          <table:table-cell table:number-columns-repeated="2" office:value-type="float" office:value="0.115384615385" calcext:value-type="float">
            <text:p>0.115384615385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58967450238" calcext:value-type="float">
            <text:p>0.158967450238</text:p>
          </table:table-cell>
          <table:table-cell table:number-columns-repeated="2" office:value-type="float" office:value="0.326923076923" calcext:value-type="float">
            <text:p>0.326923076923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166410960344" calcext:value-type="float">
            <text:p>0.166410960344</text:p>
          </table:table-cell>
          <table:table-cell table:number-columns-repeated="2" office:value-type="float" office:value="0.461538461538" calcext:value-type="float">
            <text:p>0.461538461538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157915727944" calcext:value-type="float">
            <text:p>0.157915727944</text:p>
          </table:table-cell>
          <table:table-cell table:number-columns-repeated="2" office:value-type="float" office:value="0.326923076923" calcext:value-type="float">
            <text:p>0.326923076923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16126626097" calcext:value-type="float">
            <text:p>0.16126626097</text:p>
          </table:table-cell>
          <table:table-cell table:number-columns-repeated="2" office:value-type="float" office:value="0.365384615385" calcext:value-type="float">
            <text:p>0.365384615385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17041297156" calcext:value-type="float">
            <text:p>0.17041297156</text:p>
          </table:table-cell>
          <table:table-cell table:number-columns-repeated="2" office:value-type="float" office:value="0.288461538462" calcext:value-type="float">
            <text:p>0.288461538462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158467697057" calcext:value-type="float">
            <text:p>0.15846769705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156329496959" calcext:value-type="float">
            <text:p>0.156329496959</text:p>
          </table:table-cell>
          <table:table-cell table:number-columns-repeated="2" office:value-type="float" office:value="0.211538461538" calcext:value-type="float">
            <text:p>0.211538461538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81766434964" calcext:value-type="float">
            <text:p>0.181766434964</text:p>
          </table:table-cell>
          <table:table-cell table:number-columns-repeated="2" office:value-type="float" office:value="0.557692307692" calcext:value-type="float">
            <text:p>0.557692307692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17609568642" calcext:value-type="float">
            <text:p>0.17609568642</text:p>
          </table:table-cell>
          <table:table-cell table:number-columns-repeated="2" office:value-type="float" office:value="0.365384615385" calcext:value-type="float">
            <text:p>0.365384615385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207496463457" calcext:value-type="float">
            <text:p>0.207496463457</text:p>
          </table:table-cell>
          <table:table-cell table:number-columns-repeated="2" office:value-type="float" office:value="0.846153846154" calcext:value-type="float">
            <text:p>0.84615384615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221203627327" calcext:value-type="float">
            <text:p>0.221203627327</text:p>
          </table:table-cell>
          <table:table-cell table:number-columns-repeated="2" office:value-type="float" office:value="0.980769230769" calcext:value-type="float">
            <text:p>0.980769230769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17662904528" calcext:value-type="float">
            <text:p>0.17662904528</text:p>
          </table:table-cell>
          <table:table-cell table:number-columns-repeated="2" office:value-type="float" office:value="0.730769230769" calcext:value-type="float">
            <text:p>0.730769230769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240911550518" calcext:value-type="float">
            <text:p>0.240911550518</text:p>
          </table:table-cell>
          <table:table-cell table:number-columns-repeated="2" office:value-type="float" office:value="1.01923076923" calcext:value-type="float">
            <text:p>1.01923076923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256934378426" calcext:value-type="float">
            <text:p>0.256934378426</text:p>
          </table:table-cell>
          <table:table-cell office:value-type="float" office:value="1.34615384615" calcext:value-type="float">
            <text:p>1.34615384615</text:p>
          </table:table-cell>
          <table:table-cell office:value-type="float" office:value="1.17307692308" calcext:value-type="float">
            <text:p>1.17307692308</text:p>
          </table:table-cell>
          <table:table-cell office:value-type="float" office:value="5.76923076923" calcext:value-type="float">
            <text:p>5.76923076923</text:p>
          </table:table-cell>
          <table:table-cell table:number-columns-repeated="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63026681669" calcext:value-type="float">
            <text:p>0.163026681669</text:p>
          </table:table-cell>
          <table:table-cell table:number-columns-repeated="2" office:value-type="float" office:value="0.346153846154" calcext:value-type="float">
            <text:p>0.34615384615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194794288067" calcext:value-type="float">
            <text:p>0.194794288067</text:p>
          </table:table-cell>
          <table:table-cell office:value-type="float" office:value="0.788461538462" calcext:value-type="float">
            <text:p>0.788461538462</text:p>
          </table:table-cell>
          <table:table-cell office:value-type="float" office:value="0.769230769231" calcext:value-type="float">
            <text:p>0.769230769231</text:p>
          </table:table-cell>
          <table:table-cell office:value-type="float" office:value="1.92307692308" calcext:value-type="float">
            <text:p>1.92307692308</text:p>
          </table:table-cell>
          <table:table-cell table:number-columns-repeated="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237704215434" calcext:value-type="float">
            <text:p>0.237704215434</text:p>
          </table:table-cell>
          <table:table-cell office:value-type="float" office:value="1.17307692308" calcext:value-type="float">
            <text:p>1.17307692308</text:p>
          </table:table-cell>
          <table:table-cell office:value-type="float" office:value="1.15384615385" calcext:value-type="float">
            <text:p>1.15384615385</text:p>
          </table:table-cell>
          <table:table-cell office:value-type="float" office:value="1.92307692308" calcext:value-type="float">
            <text:p>1.92307692308</text:p>
          </table:table-cell>
          <table:table-cell table:number-columns-repeated="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332719687754" calcext:value-type="float">
            <text:p>0.332719687754</text:p>
          </table:table-cell>
          <table:table-cell office:value-type="float" office:value="1.78846153846" calcext:value-type="float">
            <text:p>1.78846153846</text:p>
          </table:table-cell>
          <table:table-cell office:value-type="float" office:value="1.44230769231" calcext:value-type="float">
            <text:p>1.44230769231</text:p>
          </table:table-cell>
          <table:table-cell office:value-type="float" office:value="9.61538461538" calcext:value-type="float">
            <text:p>9.61538461538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341460578107" calcext:value-type="float">
            <text:p>0.341460578107</text:p>
          </table:table-cell>
          <table:table-cell office:value-type="float" office:value="2.5" calcext:value-type="float">
            <text:p>2.5</text:p>
          </table:table-cell>
          <table:table-cell office:value-type="float" office:value="1.80769230769" calcext:value-type="float">
            <text:p>1.80769230769</text:p>
          </table:table-cell>
          <table:table-cell office:value-type="float" office:value="13.4615384615" calcext:value-type="float">
            <text:p>13.4615384615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43480733924" calcext:value-type="float">
            <text:p>0.43480733924</text:p>
          </table:table-cell>
          <table:table-cell office:value-type="float" office:value="2.98076923077" calcext:value-type="float">
            <text:p>2.98076923077</text:p>
          </table:table-cell>
          <table:table-cell office:value-type="float" office:value="2.28846153846" calcext:value-type="float">
            <text:p>2.28846153846</text:p>
          </table:table-cell>
          <table:table-cell office:value-type="float" office:value="17.3076923077" calcext:value-type="float">
            <text:p>17.3076923077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327855196053" calcext:value-type="float">
            <text:p>0.327855196053</text:p>
          </table:table-cell>
          <table:table-cell office:value-type="float" office:value="2.61538461538" calcext:value-type="float">
            <text:p>2.61538461538</text:p>
          </table:table-cell>
          <table:table-cell office:value-type="float" office:value="2.07692307692" calcext:value-type="float">
            <text:p>2.07692307692</text:p>
          </table:table-cell>
          <table:table-cell office:value-type="float" office:value="13.4615384615" calcext:value-type="float">
            <text:p>13.4615384615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89430747379" calcext:value-type="float">
            <text:p>0.189430747379</text:p>
          </table:table-cell>
          <table:table-cell table:number-columns-repeated="2" office:value-type="float" office:value="0.480769230769" calcext:value-type="float">
            <text:p>0.480769230769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232235695784" calcext:value-type="float">
            <text:p>0.232235695784</text:p>
          </table:table-cell>
          <table:table-cell office:value-type="float" office:value="1.26923076923" calcext:value-type="float">
            <text:p>1.26923076923</text:p>
          </table:table-cell>
          <table:table-cell office:value-type="float" office:value="1.23076923077" calcext:value-type="float">
            <text:p>1.23076923077</text:p>
          </table:table-cell>
          <table:table-cell office:value-type="float" office:value="1.92307692308" calcext:value-type="float">
            <text:p>1.92307692308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305938972411" calcext:value-type="float">
            <text:p>0.305938972411</text:p>
          </table:table-cell>
          <table:table-cell office:value-type="float" office:value="1.80769230769" calcext:value-type="float">
            <text:p>1.80769230769</text:p>
          </table:table-cell>
          <table:table-cell office:value-type="float" office:value="1.63461538462" calcext:value-type="float">
            <text:p>1.63461538462</text:p>
          </table:table-cell>
          <table:table-cell office:value-type="float" office:value="5.76923076923" calcext:value-type="float">
            <text:p>5.76923076923</text:p>
          </table:table-cell>
          <table:table-cell table:number-columns-repeated="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300124593443" calcext:value-type="float">
            <text:p>0.300124593443</text:p>
          </table:table-cell>
          <table:table-cell office:value-type="float" office:value="2.34615384615" calcext:value-type="float">
            <text:p>2.34615384615</text:p>
          </table:table-cell>
          <table:table-cell office:value-type="float" office:value="2.11538461538" calcext:value-type="float">
            <text:p>2.11538461538</text:p>
          </table:table-cell>
          <table:table-cell office:value-type="float" office:value="9.61538461538" calcext:value-type="float">
            <text:p>9.61538461538</text:p>
          </table:table-cell>
          <table:table-cell table:number-columns-repeated="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354123403218" calcext:value-type="float">
            <text:p>0.354123403218</text:p>
          </table:table-cell>
          <table:table-cell office:value-type="float" office:value="2.48076923077" calcext:value-type="float">
            <text:p>2.48076923077</text:p>
          </table:table-cell>
          <table:table-cell office:value-type="float" office:value="1.92307692308" calcext:value-type="float">
            <text:p>1.92307692308</text:p>
          </table:table-cell>
          <table:table-cell office:value-type="float" office:value="11.5384615385" calcext:value-type="float">
            <text:p>11.5384615385</text:p>
          </table:table-cell>
          <table:table-cell table:number-columns-repeated="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327902827631" calcext:value-type="float">
            <text:p>0.327902827631</text:p>
          </table:table-cell>
          <table:table-cell office:value-type="float" office:value="1.92307692308" calcext:value-type="float">
            <text:p>1.92307692308</text:p>
          </table:table-cell>
          <table:table-cell office:value-type="float" office:value="1.48076923077" calcext:value-type="float">
            <text:p>1.48076923077</text:p>
          </table:table-cell>
          <table:table-cell office:value-type="float" office:value="7.69230769231" calcext:value-type="float">
            <text:p>7.69230769231</text:p>
          </table:table-cell>
          <table:table-cell table:number-columns-repeated="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274426813582" calcext:value-type="float">
            <text:p>0.274426813582</text:p>
          </table:table-cell>
          <table:table-cell office:value-type="float" office:value="1.26923076923" calcext:value-type="float">
            <text:p>1.26923076923</text:p>
          </table:table-cell>
          <table:table-cell office:value-type="float" office:value="1.21153846154" calcext:value-type="float">
            <text:p>1.21153846154</text:p>
          </table:table-cell>
          <table:table-cell office:value-type="float" office:value="3.84615384615" calcext:value-type="float">
            <text:p>3.84615384615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87931012747" calcext:value-type="float">
            <text:p>0.187931012747</text:p>
          </table:table-cell>
          <table:table-cell office:value-type="float" office:value="0.692307692308" calcext:value-type="float">
            <text:p>0.692307692308</text:p>
          </table:table-cell>
          <table:table-cell office:value-type="float" office:value="0.653846153846" calcext:value-type="float">
            <text:p>0.653846153846</text:p>
          </table:table-cell>
          <table:table-cell office:value-type="float" office:value="1.92307692308" calcext:value-type="float">
            <text:p>1.92307692308</text:p>
          </table:table-cell>
          <table:table-cell table:number-columns-repeated="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348373960658" calcext:value-type="float">
            <text:p>0.348373960658</text:p>
          </table:table-cell>
          <table:table-cell office:value-type="float" office:value="2.13461538462" calcext:value-type="float">
            <text:p>2.13461538462</text:p>
          </table:table-cell>
          <table:table-cell office:value-type="float" office:value="1.92307692308" calcext:value-type="float">
            <text:p>1.92307692308</text:p>
          </table:table-cell>
          <table:table-cell office:value-type="float" office:value="5.76923076923" calcext:value-type="float">
            <text:p>5.76923076923</text:p>
          </table:table-cell>
          <table:table-cell table:number-columns-repeated="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477866135685" calcext:value-type="float">
            <text:p>0.477866135685</text:p>
          </table:table-cell>
          <table:table-cell office:value-type="float" office:value="2.98076923077" calcext:value-type="float">
            <text:p>2.98076923077</text:p>
          </table:table-cell>
          <table:table-cell office:value-type="float" office:value="2.26923076923" calcext:value-type="float">
            <text:p>2.26923076923</text:p>
          </table:table-cell>
          <table:table-cell office:value-type="float" office:value="13.4615384615" calcext:value-type="float">
            <text:p>13.4615384615</text:p>
          </table:table-cell>
          <table:table-cell table:number-columns-repeated="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337940634859" calcext:value-type="float">
            <text:p>0.337940634859</text:p>
          </table:table-cell>
          <table:table-cell office:value-type="float" office:value="2.21153846154" calcext:value-type="float">
            <text:p>2.21153846154</text:p>
          </table:table-cell>
          <table:table-cell office:value-type="float" office:value="1.78846153846" calcext:value-type="float">
            <text:p>1.78846153846</text:p>
          </table:table-cell>
          <table:table-cell office:value-type="float" office:value="9.61538461538" calcext:value-type="float">
            <text:p>9.61538461538</text:p>
          </table:table-cell>
          <table:table-cell table:number-columns-repeated="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33753626625" calcext:value-type="float">
            <text:p>0.33753626625</text:p>
          </table:table-cell>
          <table:table-cell office:value-type="float" office:value="2.07692307692" calcext:value-type="float">
            <text:p>2.07692307692</text:p>
          </table:table-cell>
          <table:table-cell office:value-type="float" office:value="1.76923076923" calcext:value-type="float">
            <text:p>1.76923076923</text:p>
          </table:table-cell>
          <table:table-cell office:value-type="float" office:value="9.61538461538" calcext:value-type="float">
            <text:p>9.61538461538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185816015481" calcext:value-type="float">
            <text:p>0.185816015481</text:p>
          </table:table-cell>
          <table:table-cell table:number-columns-repeated="2" office:value-type="float" office:value="0.711538461538" calcext:value-type="float">
            <text:p>0.711538461538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197244755793" calcext:value-type="float">
            <text:p>0.197244755793</text:p>
          </table:table-cell>
          <table:table-cell table:number-columns-repeated="2" office:value-type="float" office:value="0.769230769231" calcext:value-type="float">
            <text:p>0.769230769231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248548917693" calcext:value-type="float">
            <text:p>0.248548917693</text:p>
          </table:table-cell>
          <table:table-cell office:value-type="float" office:value="0.980769230769" calcext:value-type="float">
            <text:p>0.980769230769</text:p>
          </table:table-cell>
          <table:table-cell office:value-type="float" office:value="0.942307692308" calcext:value-type="float">
            <text:p>0.942307692308</text:p>
          </table:table-cell>
          <table:table-cell office:value-type="float" office:value="3.84615384615" calcext:value-type="float">
            <text:p>3.84615384615</text:p>
          </table:table-cell>
          <table:table-cell table:number-columns-repeated="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477556553767" calcext:value-type="float">
            <text:p>0.477556553767</text:p>
          </table:table-cell>
          <table:table-cell office:value-type="float" office:value="2.80769230769" calcext:value-type="float">
            <text:p>2.80769230769</text:p>
          </table:table-cell>
          <table:table-cell office:value-type="float" office:value="2.32692307692" calcext:value-type="float">
            <text:p>2.32692307692</text:p>
          </table:table-cell>
          <table:table-cell office:value-type="float" office:value="13.4615384615" calcext:value-type="float">
            <text:p>13.4615384615</text:p>
          </table:table-cell>
          <table:table-cell table:number-columns-repeated="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281217873016" calcext:value-type="float">
            <text:p>0.281217873016</text:p>
          </table:table-cell>
          <table:table-cell office:value-type="float" office:value="1.90384615385" calcext:value-type="float">
            <text:p>1.90384615385</text:p>
          </table:table-cell>
          <table:table-cell office:value-type="float" office:value="1.75" calcext:value-type="float">
            <text:p>1.75</text:p>
          </table:table-cell>
          <table:table-cell office:value-type="float" office:value="5.76923076923" calcext:value-type="float">
            <text:p>5.76923076923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296639516052" calcext:value-type="float">
            <text:p>0.296639516052</text:p>
          </table:table-cell>
          <table:table-cell office:value-type="float" office:value="1.40384615385" calcext:value-type="float">
            <text:p>1.40384615385</text:p>
          </table:table-cell>
          <table:table-cell office:value-type="float" office:value="1.11538461538" calcext:value-type="float">
            <text:p>1.11538461538</text:p>
          </table:table-cell>
          <table:table-cell office:value-type="float" office:value="3.84615384615" calcext:value-type="float">
            <text:p>3.84615384615</text:p>
          </table:table-cell>
          <table:table-cell table:number-columns-repeated="1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169520640557" calcext:value-type="float">
            <text:p>0.16952064055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183492917224" calcext:value-type="float">
            <text:p>0.183492917224</text:p>
          </table:table-cell>
          <table:table-cell table:number-columns-repeated="2" office:value-type="float" office:value="0.519230769231" calcext:value-type="float">
            <text:p>0.519230769231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171982224093" calcext:value-type="float">
            <text:p>0.171982224093</text:p>
          </table:table-cell>
          <table:table-cell table:number-columns-repeated="2" office:value-type="float" office:value="0.403846153846" calcext:value-type="float">
            <text:p>0.403846153846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05422971183" calcext:value-type="float">
            <text:p>0.205422971183</text:p>
          </table:table-cell>
          <table:table-cell table:number-columns-repeated="2" office:value-type="float" office:value="0.711538461538" calcext:value-type="float">
            <text:p>0.711538461538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172840366367" calcext:value-type="float">
            <text:p>0.172840366367</text:p>
          </table:table-cell>
          <table:table-cell table:number-columns-repeated="2" office:value-type="float" office:value="0.634615384615" calcext:value-type="float">
            <text:p>0.634615384615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207921085306" calcext:value-type="float">
            <text:p>0.207921085306</text:p>
          </table:table-cell>
          <table:table-cell table:number-columns-repeated="2" office:value-type="float" office:value="0.711538461538" calcext:value-type="float">
            <text:p>0.711538461538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178190843279" calcext:value-type="float">
            <text:p>0.178190843279</text:p>
          </table:table-cell>
          <table:table-cell table:number-columns-repeated="2" office:value-type="float" office:value="0.326923076923" calcext:value-type="float">
            <text:p>0.326923076923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189573783603" calcext:value-type="float">
            <text:p>0.189573783603</text:p>
          </table:table-cell>
          <table:table-cell office:value-type="float" office:value="0.692307692308" calcext:value-type="float">
            <text:p>0.692307692308</text:p>
          </table:table-cell>
          <table:table-cell office:value-type="float" office:value="0.673076923077" calcext:value-type="float">
            <text:p>0.673076923077</text:p>
          </table:table-cell>
          <table:table-cell office:value-type="float" office:value="1.92307692308" calcext:value-type="float">
            <text:p>1.92307692308</text:p>
          </table:table-cell>
          <table:table-cell table:number-columns-repeated="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224570672962" calcext:value-type="float">
            <text:p>0.224570672962</text:p>
          </table:table-cell>
          <table:table-cell table:number-columns-repeated="2" office:value-type="float" office:value="0.903846153846" calcext:value-type="float">
            <text:p>0.903846153846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157845095295" calcext:value-type="float">
            <text:p>0.157845095295</text:p>
          </table:table-cell>
          <table:table-cell table:number-columns-repeated="2" office:value-type="float" office:value="0.461538461538" calcext:value-type="float">
            <text:p>0.461538461538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239215552" calcext:value-type="float">
            <text:p>0.2239215552</text:p>
          </table:table-cell>
          <table:table-cell office:value-type="float" office:value="0.923076923077" calcext:value-type="float">
            <text:p>0.923076923077</text:p>
          </table:table-cell>
          <table:table-cell office:value-type="float" office:value="0.846153846154" calcext:value-type="float">
            <text:p>0.846153846154</text:p>
          </table:table-cell>
          <table:table-cell office:value-type="float" office:value="1.92307692308" calcext:value-type="float">
            <text:p>1.92307692308</text:p>
          </table:table-cell>
          <table:table-cell table:number-columns-repeated="1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261439742862" calcext:value-type="float">
            <text:p>0.261439742862</text:p>
          </table:table-cell>
          <table:table-cell table:number-columns-repeated="2" office:value-type="float" office:value="0.788461538462" calcext:value-type="float">
            <text:p>0.788461538462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256189551209" calcext:value-type="float">
            <text:p>0.256189551209</text:p>
          </table:table-cell>
          <table:table-cell office:value-type="float" office:value="1.46153846154" calcext:value-type="float">
            <text:p>1.46153846154</text:p>
          </table:table-cell>
          <table:table-cell office:value-type="float" office:value="1.36538461538" calcext:value-type="float">
            <text:p>1.36538461538</text:p>
          </table:table-cell>
          <table:table-cell office:value-type="float" office:value="1.92307692308" calcext:value-type="float">
            <text:p>1.92307692308</text:p>
          </table:table-cell>
          <table:table-cell table:number-columns-repeated="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300180768615" calcext:value-type="float">
            <text:p>0.300180768615</text:p>
          </table:table-cell>
          <table:table-cell office:value-type="float" office:value="1.55769230769" calcext:value-type="float">
            <text:p>1.55769230769</text:p>
          </table:table-cell>
          <table:table-cell office:value-type="float" office:value="1.38461538462" calcext:value-type="float">
            <text:p>1.38461538462</text:p>
          </table:table-cell>
          <table:table-cell office:value-type="float" office:value="5.76923076923" calcext:value-type="float">
            <text:p>5.76923076923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376491140819" calcext:value-type="float">
            <text:p>0.376491140819</text:p>
          </table:table-cell>
          <table:table-cell office:value-type="float" office:value="2.13461538462" calcext:value-type="float">
            <text:p>2.13461538462</text:p>
          </table:table-cell>
          <table:table-cell office:value-type="float" office:value="1.84615384615" calcext:value-type="float">
            <text:p>1.84615384615</text:p>
          </table:table-cell>
          <table:table-cell office:value-type="float" office:value="7.69230769231" calcext:value-type="float">
            <text:p>7.69230769231</text:p>
          </table:table-cell>
          <table:table-cell table:number-columns-repeated="1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286563671106" calcext:value-type="float">
            <text:p>0.286563671106</text:p>
          </table:table-cell>
          <table:table-cell office:value-type="float" office:value="1.96153846154" calcext:value-type="float">
            <text:p>1.96153846154</text:p>
          </table:table-cell>
          <table:table-cell office:value-type="float" office:value="1.75" calcext:value-type="float">
            <text:p>1.75</text:p>
          </table:table-cell>
          <table:table-cell office:value-type="float" office:value="11.5384615385" calcext:value-type="float">
            <text:p>11.5384615385</text:p>
          </table:table-cell>
          <table:table-cell table:number-columns-repeated="1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475249192279" calcext:value-type="float">
            <text:p>0.475249192279</text:p>
          </table:table-cell>
          <table:table-cell office:value-type="float" office:value="4.67307692308" calcext:value-type="float">
            <text:p>4.67307692308</text:p>
          </table:table-cell>
          <table:table-cell office:value-type="float" office:value="2.80769230769" calcext:value-type="float">
            <text:p>2.80769230769</text:p>
          </table:table-cell>
          <table:table-cell office:value-type="float" office:value="32.6923076923" calcext:value-type="float">
            <text:p>32.6923076923</text:p>
          </table:table-cell>
          <table:table-cell table:number-columns-repeated="1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16131472719" calcext:value-type="float">
            <text:p>0.216131472719</text:p>
          </table:table-cell>
          <table:table-cell table:number-columns-repeated="2" office:value-type="float" office:value="1.05769230769" calcext:value-type="float">
            <text:p>1.05769230769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287190541643" calcext:value-type="float">
            <text:p>0.287190541643</text:p>
          </table:table-cell>
          <table:table-cell office:value-type="float" office:value="1.67307692308" calcext:value-type="float">
            <text:p>1.67307692308</text:p>
          </table:table-cell>
          <table:table-cell office:value-type="float" office:value="1.48076923077" calcext:value-type="float">
            <text:p>1.48076923077</text:p>
          </table:table-cell>
          <table:table-cell office:value-type="float" office:value="5.76923076923" calcext:value-type="float">
            <text:p>5.76923076923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342297358245" calcext:value-type="float">
            <text:p>0.342297358245</text:p>
          </table:table-cell>
          <table:table-cell office:value-type="float" office:value="2.40384615385" calcext:value-type="float">
            <text:p>2.40384615385</text:p>
          </table:table-cell>
          <table:table-cell office:value-type="float" office:value="2.05769230769" calcext:value-type="float">
            <text:p>2.05769230769</text:p>
          </table:table-cell>
          <table:table-cell office:value-type="float" office:value="11.5384615385" calcext:value-type="float">
            <text:p>11.5384615385</text:p>
          </table:table-cell>
          <table:table-cell table:number-columns-repeated="1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402644621875" calcext:value-type="float">
            <text:p>0.402644621875</text:p>
          </table:table-cell>
          <table:table-cell office:value-type="float" office:value="3.55769230769" calcext:value-type="float">
            <text:p>3.55769230769</text:p>
          </table:table-cell>
          <table:table-cell office:value-type="float" office:value="2.42307692308" calcext:value-type="float">
            <text:p>2.42307692308</text:p>
          </table:table-cell>
          <table:table-cell office:value-type="float" office:value="30.7692307692" calcext:value-type="float">
            <text:p>30.7692307692</text:p>
          </table:table-cell>
          <table:table-cell table:number-columns-repeated="1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576057374805" calcext:value-type="float">
            <text:p>0.576057374805</text:p>
          </table:table-cell>
          <table:table-cell office:value-type="float" office:value="5.07692307692" calcext:value-type="float">
            <text:p>5.07692307692</text:p>
          </table:table-cell>
          <table:table-cell office:value-type="float" office:value="2.92307692308" calcext:value-type="float">
            <text:p>2.92307692308</text:p>
          </table:table-cell>
          <table:table-cell office:value-type="float" office:value="36.5384615385" calcext:value-type="float">
            <text:p>36.5384615385</text:p>
          </table:table-cell>
          <table:table-cell table:number-columns-repeated="1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683238850262" calcext:value-type="float">
            <text:p>0.683238850262</text:p>
          </table:table-cell>
          <table:table-cell office:value-type="float" office:value="8.01923076923" calcext:value-type="float">
            <text:p>8.01923076923</text:p>
          </table:table-cell>
          <table:table-cell office:value-type="float" office:value="3.32692307692" calcext:value-type="float">
            <text:p>3.32692307692</text:p>
          </table:table-cell>
          <table:table-cell office:value-type="float" office:value="42.3076923077" calcext:value-type="float">
            <text:p>42.3076923077</text:p>
          </table:table-cell>
          <table:table-cell table:number-columns-repeated="1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607811553969" calcext:value-type="float">
            <text:p>0.607811553969</text:p>
          </table:table-cell>
          <table:table-cell office:value-type="float" office:value="7.36538461538" calcext:value-type="float">
            <text:p>7.36538461538</text:p>
          </table:table-cell>
          <table:table-cell office:value-type="float" office:value="3.51923076923" calcext:value-type="float">
            <text:p>3.51923076923</text:p>
          </table:table-cell>
          <table:table-cell office:value-type="float" office:value="46.1538461538" calcext:value-type="float">
            <text:p>46.1538461538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27366770785" calcext:value-type="float">
            <text:p>0.227366770785</text:p>
          </table:table-cell>
          <table:table-cell table:number-columns-repeated="2" office:value-type="float" office:value="0.923076923077" calcext:value-type="float">
            <text:p>0.923076923077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39516499968" calcext:value-type="float">
            <text:p>0.39516499968</text:p>
          </table:table-cell>
          <table:table-cell office:value-type="float" office:value="2.69230769231" calcext:value-type="float">
            <text:p>2.69230769231</text:p>
          </table:table-cell>
          <table:table-cell office:value-type="float" office:value="1.63461538462" calcext:value-type="float">
            <text:p>1.63461538462</text:p>
          </table:table-cell>
          <table:table-cell office:value-type="float" office:value="13.4615384615" calcext:value-type="float">
            <text:p>13.4615384615</text:p>
          </table:table-cell>
          <table:table-cell table:number-columns-repeated="1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46657599305" calcext:value-type="float">
            <text:p>0.46657599305</text:p>
          </table:table-cell>
          <table:table-cell office:value-type="float" office:value="3.21153846154" calcext:value-type="float">
            <text:p>3.21153846154</text:p>
          </table:table-cell>
          <table:table-cell office:value-type="float" office:value="2.46153846154" calcext:value-type="float">
            <text:p>2.46153846154</text:p>
          </table:table-cell>
          <table:table-cell office:value-type="float" office:value="21.1538461538" calcext:value-type="float">
            <text:p>21.1538461538</text:p>
          </table:table-cell>
          <table:table-cell table:number-columns-repeated="1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527125519742" calcext:value-type="float">
            <text:p>0.527125519742</text:p>
          </table:table-cell>
          <table:table-cell office:value-type="float" office:value="7.32692307692" calcext:value-type="float">
            <text:p>7.32692307692</text:p>
          </table:table-cell>
          <table:table-cell office:value-type="float" office:value="3.36538461538" calcext:value-type="float">
            <text:p>3.36538461538</text:p>
          </table:table-cell>
          <table:table-cell office:value-type="float" office:value="50" calcext:value-type="float">
            <text:p>50</text:p>
          </table:table-cell>
          <table:table-cell table:number-columns-repeated="1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562225624281" calcext:value-type="float">
            <text:p>0.562225624281</text:p>
          </table:table-cell>
          <table:table-cell office:value-type="float" office:value="6.57692307692" calcext:value-type="float">
            <text:p>6.57692307692</text:p>
          </table:table-cell>
          <table:table-cell office:value-type="float" office:value="3.09615384615" calcext:value-type="float">
            <text:p>3.09615384615</text:p>
          </table:table-cell>
          <table:table-cell office:value-type="float" office:value="36.5384615385" calcext:value-type="float">
            <text:p>36.5384615385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457013889863" calcext:value-type="float">
            <text:p>0.457013889863</text:p>
          </table:table-cell>
          <table:table-cell office:value-type="float" office:value="4.38461538462" calcext:value-type="float">
            <text:p>4.38461538462</text:p>
          </table:table-cell>
          <table:table-cell office:value-type="float" office:value="2.98076923077" calcext:value-type="float">
            <text:p>2.98076923077</text:p>
          </table:table-cell>
          <table:table-cell office:value-type="float" office:value="32.6923076923" calcext:value-type="float">
            <text:p>32.6923076923</text:p>
          </table:table-cell>
          <table:table-cell table:number-columns-repeated="1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390421829746" calcext:value-type="float">
            <text:p>0.390421829746</text:p>
          </table:table-cell>
          <table:table-cell office:value-type="float" office:value="4.46153846154" calcext:value-type="float">
            <text:p>4.46153846154</text:p>
          </table:table-cell>
          <table:table-cell office:value-type="float" office:value="2.73076923077" calcext:value-type="float">
            <text:p>2.73076923077</text:p>
          </table:table-cell>
          <table:table-cell office:value-type="float" office:value="32.6923076923" calcext:value-type="float">
            <text:p>32.6923076923</text:p>
          </table:table-cell>
          <table:table-cell table:number-columns-repeated="1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86766029521" calcext:value-type="float">
            <text:p>0.286766029521</text:p>
          </table:table-cell>
          <table:table-cell office:value-type="float" office:value="1.5" calcext:value-type="float">
            <text:p>1.5</text:p>
          </table:table-cell>
          <table:table-cell office:value-type="float" office:value="1.38461538462" calcext:value-type="float">
            <text:p>1.38461538462</text:p>
          </table:table-cell>
          <table:table-cell office:value-type="float" office:value="5.76923076923" calcext:value-type="float">
            <text:p>5.76923076923</text:p>
          </table:table-cell>
          <table:table-cell table:number-columns-repeated="1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425326378402" calcext:value-type="float">
            <text:p>0.425326378402</text:p>
          </table:table-cell>
          <table:table-cell office:value-type="float" office:value="3.09615384615" calcext:value-type="float">
            <text:p>3.09615384615</text:p>
          </table:table-cell>
          <table:table-cell office:value-type="float" office:value="2.40384615385" calcext:value-type="float">
            <text:p>2.40384615385</text:p>
          </table:table-cell>
          <table:table-cell office:value-type="float" office:value="17.3076923077" calcext:value-type="float">
            <text:p>17.3076923077</text:p>
          </table:table-cell>
          <table:table-cell table:number-columns-repeated="1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404777786423" calcext:value-type="float">
            <text:p>0.404777786423</text:p>
          </table:table-cell>
          <table:table-cell office:value-type="float" office:value="5.65384615385" calcext:value-type="float">
            <text:p>5.65384615385</text:p>
          </table:table-cell>
          <table:table-cell office:value-type="float" office:value="2.90384615385" calcext:value-type="float">
            <text:p>2.90384615385</text:p>
          </table:table-cell>
          <table:table-cell office:value-type="float" office:value="36.5384615385" calcext:value-type="float">
            <text:p>36.5384615385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594486437297" calcext:value-type="float">
            <text:p>0.594486437297</text:p>
          </table:table-cell>
          <table:table-cell office:value-type="float" office:value="7.34615384615" calcext:value-type="float">
            <text:p>7.34615384615</text:p>
          </table:table-cell>
          <table:table-cell office:value-type="float" office:value="3.57692307692" calcext:value-type="float">
            <text:p>3.57692307692</text:p>
          </table:table-cell>
          <table:table-cell office:value-type="float" office:value="51.9230769231" calcext:value-type="float">
            <text:p>51.9230769231</text:p>
          </table:table-cell>
          <table:table-cell table:number-columns-repeated="1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45748283907" calcext:value-type="float">
            <text:p>0.45748283907</text:p>
          </table:table-cell>
          <table:table-cell office:value-type="float" office:value="6.26923076923" calcext:value-type="float">
            <text:p>6.26923076923</text:p>
          </table:table-cell>
          <table:table-cell office:value-type="float" office:value="3.21153846154" calcext:value-type="float">
            <text:p>3.21153846154</text:p>
          </table:table-cell>
          <table:table-cell office:value-type="float" office:value="38.4615384615" calcext:value-type="float">
            <text:p>38.4615384615</text:p>
          </table:table-cell>
          <table:table-cell table:number-columns-repeated="1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486472456755" calcext:value-type="float">
            <text:p>0.486472456755</text:p>
          </table:table-cell>
          <table:table-cell office:value-type="float" office:value="3.36538461538" calcext:value-type="float">
            <text:p>3.36538461538</text:p>
          </table:table-cell>
          <table:table-cell office:value-type="float" office:value="2.71153846154" calcext:value-type="float">
            <text:p>2.71153846154</text:p>
          </table:table-cell>
          <table:table-cell office:value-type="float" office:value="19.2307692308" calcext:value-type="float">
            <text:p>19.2307692308</text:p>
          </table:table-cell>
          <table:table-cell table:number-columns-repeated="1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241816070728" calcext:value-type="float">
            <text:p>0.241816070728</text:p>
          </table:table-cell>
          <table:table-cell office:value-type="float" office:value="1.5" calcext:value-type="float">
            <text:p>1.5</text:p>
          </table:table-cell>
          <table:table-cell office:value-type="float" office:value="1.28846153846" calcext:value-type="float">
            <text:p>1.28846153846</text:p>
          </table:table-cell>
          <table:table-cell office:value-type="float" office:value="5.76923076923" calcext:value-type="float">
            <text:p>5.76923076923</text:p>
          </table:table-cell>
          <table:table-cell table:number-columns-repeated="1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331317002698" calcext:value-type="float">
            <text:p>0.331317002698</text:p>
          </table:table-cell>
          <table:table-cell office:value-type="float" office:value="2.03846153846" calcext:value-type="float">
            <text:p>2.03846153846</text:p>
          </table:table-cell>
          <table:table-cell office:value-type="float" office:value="1.69230769231" calcext:value-type="float">
            <text:p>1.69230769231</text:p>
          </table:table-cell>
          <table:table-cell office:value-type="float" office:value="7.69230769231" calcext:value-type="float">
            <text:p>7.69230769231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671524198168" calcext:value-type="float">
            <text:p>0.671524198168</text:p>
          </table:table-cell>
          <table:table-cell office:value-type="float" office:value="5.26923076923" calcext:value-type="float">
            <text:p>5.26923076923</text:p>
          </table:table-cell>
          <table:table-cell office:value-type="float" office:value="2.78846153846" calcext:value-type="float">
            <text:p>2.78846153846</text:p>
          </table:table-cell>
          <table:table-cell office:value-type="float" office:value="32.6923076923" calcext:value-type="float">
            <text:p>32.6923076923</text:p>
          </table:table-cell>
          <table:table-cell table:number-columns-repeated="1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548019781944" calcext:value-type="float">
            <text:p>0.548019781944</text:p>
          </table:table-cell>
          <table:table-cell office:value-type="float" office:value="6.19230769231" calcext:value-type="float">
            <text:p>6.19230769231</text:p>
          </table:table-cell>
          <table:table-cell office:value-type="float" office:value="3.46153846154" calcext:value-type="float">
            <text:p>3.46153846154</text:p>
          </table:table-cell>
          <table:table-cell office:value-type="float" office:value="50" calcext:value-type="float">
            <text:p>50</text:p>
          </table:table-cell>
          <table:table-cell table:number-columns-repeated="1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445306379719" calcext:value-type="float">
            <text:p>0.445306379719</text:p>
          </table:table-cell>
          <table:table-cell office:value-type="float" office:value="3.15384615385" calcext:value-type="float">
            <text:p>3.15384615385</text:p>
          </table:table-cell>
          <table:table-cell office:value-type="float" office:value="2.21153846154" calcext:value-type="float">
            <text:p>2.21153846154</text:p>
          </table:table-cell>
          <table:table-cell office:value-type="float" office:value="19.2307692308" calcext:value-type="float">
            <text:p>19.2307692308</text:p>
          </table:table-cell>
          <table:table-cell table:number-columns-repeated="1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342908365786" calcext:value-type="float">
            <text:p>0.342908365786</text:p>
          </table:table-cell>
          <table:table-cell office:value-type="float" office:value="1.67307692308" calcext:value-type="float">
            <text:p>1.67307692308</text:p>
          </table:table-cell>
          <table:table-cell office:value-type="float" office:value="1.42307692308" calcext:value-type="float">
            <text:p>1.42307692308</text:p>
          </table:table-cell>
          <table:table-cell office:value-type="float" office:value="7.69230769231" calcext:value-type="float">
            <text:p>7.69230769231</text:p>
          </table:table-cell>
          <table:table-cell table:number-columns-repeated="1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249385915409" calcext:value-type="float">
            <text:p>0.249385915409</text:p>
          </table:table-cell>
          <table:table-cell office:value-type="float" office:value="1.07692307692" calcext:value-type="float">
            <text:p>1.07692307692</text:p>
          </table:table-cell>
          <table:table-cell office:value-type="float" office:value="1.05769230769" calcext:value-type="float">
            <text:p>1.05769230769</text:p>
          </table:table-cell>
          <table:table-cell office:value-type="float" office:value="1.92307692308" calcext:value-type="float">
            <text:p>1.92307692308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21839812679" calcext:value-type="float">
            <text:p>0.21839812679</text:p>
          </table:table-cell>
          <table:table-cell office:value-type="float" office:value="1.15384615385" calcext:value-type="float">
            <text:p>1.15384615385</text:p>
          </table:table-cell>
          <table:table-cell office:value-type="float" office:value="1.13461538462" calcext:value-type="float">
            <text:p>1.13461538462</text:p>
          </table:table-cell>
          <table:table-cell office:value-type="float" office:value="1.92307692308" calcext:value-type="float">
            <text:p>1.92307692308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9T01:19:42.851890743</dc:date>
    <meta:editing-duration>PT7H45M7S</meta:editing-duration>
    <meta:editing-cycles>2</meta:editing-cycles>
    <meta:generator>LibreOffice/5.4.6.2$Linux_X86_64 LibreOffice_project/40m0$Build-2</meta:generator>
    <meta:document-statistic meta:table-count="1" meta:cell-count="1033" meta:object-count="0"/>
  </office:meta>
</office:document-meta>
</file>